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20-01-2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12-1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11-2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10-25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9-20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8-27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7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5-23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4-18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3-21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2-2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9-01-17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12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11-2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10-1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9-0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7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2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9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3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2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8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30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3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4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2-2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2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4-01-2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12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11-26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11-1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10-3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9-2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8-28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7-3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6-25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5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4-19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3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2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3-02-0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12-2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11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11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9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8-2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7-2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6-2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5-2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5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3-27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2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2-01-2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12-2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11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10-25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9-2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9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7-2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6-2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5-24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4-26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3-2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2-2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1-01-2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12-2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11-23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10-2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9-2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8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7-2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6-29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5-2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4-27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3-3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2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10-01-26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12-2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11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10-27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9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8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7-31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6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5-2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4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3-24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2-2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9-01-2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12-3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11-2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10-29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9-23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8-2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7-2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6-2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5-2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3-2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2-2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8-01-29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11-2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9-2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8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200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8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2590725817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291" meta:object-count="0"/>
    <meta:user-defined meta:name="AppVersion">3.0</meta:user-defined>
  </office:meta>
</office:document-meta>
</file>